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system-ui, 'Segoe UI', Helvetica, Arial, sans-serif, 'Apple Color Emoji', 'Segoe UI Emoji', 'Segoe UI Symbol'" style:font-charset="x-symbol"/>
    <style:font-face style:name="Menlo-Regular" svg:font-family="Menlo-Regular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font-name="Courier New1" fo:font-size="10pt" fo:letter-spacing="normal" fo:font-style="normal" fo:font-weight="normal" officeooo:rsid="002076b8" officeooo:paragraph-rsid="00239c67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256634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1">
      <style:text-properties officeooo:rsid="001deb6a" officeooo:paragraph-rsid="001deb6a"/>
    </style:style>
    <style:style style:name="P8" style:family="paragraph" style:parent-style-name="Heading_20_1" style:master-page-name="First_20_Page">
      <style:paragraph-properties style:page-number="auto"/>
      <style:text-properties officeooo:rsid="00200d25" officeooo:paragraph-rsid="00200d25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347a"/>
    </style:style>
    <style:style style:name="T5" style:family="text">
      <style:text-properties officeooo:rsid="00224184"/>
    </style:style>
    <style:style style:name="T6" style:family="text">
      <style:text-properties fo:font-variant="normal" fo:text-transform="none" fo:color="#24292e" style:font-name="SFMono-Regular" fo:font-size="6.94999980926514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4292e" style:font-name="SFMono-Regular" fo:font-size="6.94999980926514pt" fo:letter-spacing="normal" fo:font-style="normal" fo:font-weight="normal" officeooo:rsid="00256634" loext:padding="0cm" loext:border="none"/>
    </style:style>
    <style:style style:name="T8" style:family="text">
      <style:text-properties fo:font-variant="normal" fo:text-transform="none" fo:color="#24292e" style:font-name="SFMono-Regular" fo:font-size="6.94999980926514pt" fo:letter-spacing="normal" fo:font-style="normal" fo:font-weight="normal" officeooo:rsid="00256634" style:font-size-asian="11pt" loext:padding="0cm" loext:border="none"/>
    </style:style>
    <style:style style:name="T9" style:family="text">
      <style:text-properties fo:font-variant="normal" fo:text-transform="none" fo:color="#24292e" style:font-name="apple-system" fo:font-size="8.85000038146973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4292e" style:font-name="apple-system" fo:font-size="8.85000038146973pt" fo:letter-spacing="normal" fo:font-style="normal" fo:font-weight="normal" officeooo:rsid="00256634" style:font-size-asian="11pt" loext:padding="0cm" loext:border="none"/>
    </style:style>
    <style:style style:name="T11" style:family="text">
      <style:text-properties fo:font-variant="normal" fo:text-transform="none" fo:color="#000000" style:font-name="Menlo-Regular" fo:font-size="11pt" fo:letter-spacing="normal" fo:font-style="normal" fo:font-weight="normal" officeooo:rsid="00256634" style:font-size-asian="11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01423867" text:style-name="Outline">
        <text:list-item>
          <text:h text:style-name="P8" text:outline-level="1">Autentificación con celular</text:h>
        </text:list-item>
        <text:list-item>
          <text:h text:style-name="P7" text:outline-level="1">Flutter Beta <text:span text:style-name="T4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31-7-2019</text:span></text:p>
      <text:p text:style-name="Standard"/>
      <text:p text:style-name="P1">Programa:</text:p>
      <text:p text:style-name="P1"/>
      <text:p text:style-name="P1">Fuente: 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<text:p text:style-name="P1"/>
      <text:p text:style-name="P1"/>
      <text:p text:style-name="P1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x</text:p>
      <text:p text:style-name="P1">max82574971@gmail.com</text:p>
      <text:list xml:id="list203820431983191" text:continue-numbering="true" text:style-name="Outline">
        <text:list-item>
          <text:list>
            <text:list-item>
              <text:h text:style-name="P6" text:outline-level="2">Creación de un proyecto compatible con AndroidX</text:h>
            </text:list-item>
          </text:list>
        </text:list-item>
      </text:list>
      <text:p text:style-name="P2">flutter create <text:span text:style-name="T5">--org cl.programadoresancestrales </text:span>--androidx ruputurism<text:span text:style-name="T5">o <text:s/></text:span></text:p>
      <text:p text:style-name="Standard"/>
      <text:p text:style-name="Standard"/>
      <text:p text:style-name="P3"><text:span text:style-name="Source_20_Text"><text:span text:style-name="T6">flutter build apk</text:span></text:span><text:span text:style-name="Source_20_Text"><text:span text:style-name="T9"> –</text:span></text:span><text:span text:style-name="Source_20_Text"><text:span text:style-name="T6">target-platform=android-ar</text:span></text:span><text:span text:style-name="Source_20_Text"><text:span text:style-name="T7">m</text:span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4"><text:span text:style-name="Source_20_Text"><text:span text:style-name="T11">flutter build apk <text:s/></text:span></text:span><text:span text:style-name="Source_20_Text"><text:span text:style-name="T10">–</text:span></text:span><text:span text:style-name="Source_20_Text"><text:span text:style-name="T8">target-platform=android-arm</text:span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11">flutter build apk –split-per-abi <text:s/>--target-platform android-x86</text:span></text:span></text:p>
      <text:p text:style-name="P3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system-ui, 'Segoe UI', Helvetica, Arial, sans-serif, 'Apple Color Emoji', 'Segoe UI Emoji', 'Segoe UI Symbol'" style:font-charset="x-symbol"/>
    <style:font-face style:name="Menlo-Regular" svg:font-family="Menlo-Regular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9-07-31T15:43:34.013370406</meta:creation-date>
    <meta:editing-duration>PT1H37M39S</meta:editing-duration>
    <meta:generator>LibreOffice/6.2.4.2$MacOSX_X86_64 LibreOffice_project/2412653d852ce75f65fbfa83fb7e7b669a126d64</meta:generator>
    <dc:date>2019-08-06T20:38:19.405477511</dc:date>
    <meta:document-statistic meta:table-count="0" meta:image-count="0" meta:object-count="0" meta:page-count="3" meta:paragraph-count="15" meta:word-count="51" meta:character-count="595" meta:non-whitespace-character-count="5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